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97">
      <style:graphic-properties draw:fill="none" draw:stroke="solid" svg:stroke-width="0.02083in" svg:stroke-color="#404040" svg:stroke-opacity="100%" draw:stroke-linejoin="miter" svg:stroke-linecap="butt"/>
    </style:style>
    <style:style style:family="graphic" style:name="a798" style:parent-style-name="Graphics">
      <style:graphic-properties draw:fill="none" draw:stroke="non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31" style:parent-style-name="Graphics">
      <style:graphic-properties draw:fill="none" draw:stroke="non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829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  <text:list-style style:name="a813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  <text:list-style style:name="a825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</office:automatic-styles>
  <office:body>
    <office:presentation>
      <draw:page draw:name="Slide2" draw:style-name="a787" draw:master-page-name="Master1-Layout1-title-Title-Slide" presentation:presentation-page-layout-name="Master1-PPL1" draw:id="Slide-257">
        <draw:g draw:name="Group 11" draw:id="id70">
          <svg:title/>
          <svg:desc/>
          <draw:frame draw:id="id75" draw:style-name="a798" draw:name="Picture 12" svg:x="0.72232in" svg:y="1.56535in" svg:width="4.2in" svg:height="4.066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6" draw:style-name="a802" draw:name="Title 1" svg:x="0.37972in" svg:y="5.12096in" svg:width="4.88519in" svg:height="0.88108in">
            <draw:text-box>
              <text:p text:style-name="a801" text:class-names="" text:cond-style-name=""><text:span text:style-name="a799" text:class-names="">deeplearning.ai</text:span><text:span text:style-name="a800" text:class-names=""/></text:p>
            </draw:text-box>
            <svg:title/>
            <svg:desc/>
          </draw:frame>
        </draw:g>
        <draw:frame draw:id="id71" presentation:style-name="a790" draw:name="Title 1" svg:x="5.65465in" svg:y="1.07762in" svg:width="6.82393in" svg:height="1.99804in" presentation:class="title" presentation:placeholder="false">
          <draw:text-box>
            <text:p text:style-name="a789" text:class-names="" text:cond-style-name=""><text:span text:style-name="a788" text:class-names="">Case Studies</text:span></text:p>
          </draw:text-box>
          <svg:title/>
          <svg:desc/>
        </draw:frame>
        <draw:frame draw:id="id72" draw:style-name="a793" draw:name="TextBox 3" svg:x="5.99633in" svg:y="4.40028in" svg:width="6.14059in" svg:height="2.32246in">
          <draw:text-box>
            <text:p text:style-name="a792" text:class-names="" text:cond-style-name=""><text:span text:style-name="a791" text:class-names="">Why look at case studies?</text:span></text:p>
          </draw:text-box>
          <svg:title/>
          <svg:desc/>
        </draw:frame>
        <draw:frame draw:id="id73" draw:style-name="a796" draw:name="TextBox 6" svg:x="1.19481in" svg:y="1.29823in" svg:width="3.25974in" svg:height="3.3771in">
          <draw:text-box>
            <text:p text:style-name="a795" text:class-names="" text:cond-style-name=""><text:span text:style-name="a794" text:class-names=""/></text:p>
          </draw:text-box>
          <svg:title/>
          <svg:desc/>
        </draw:frame>
        <draw:connector draw:type="line" svg:x1="5.2891in" svg:y1="3.72968in" svg:x2="12.84414in" svg:y2="3.74907in" draw:id="id74" draw:style-name="a797" draw:name="Straight Connector 9">
          <svg:title/>
          <svg:desc/>
        </draw:connector>
      </draw:page>
      <draw:page draw:name="Slide10" draw:style-name="a803" draw:master-page-name="Master1-Layout2-obj-Title-and-Content" presentation:presentation-page-layout-name="Master1-PPL2" draw:id="Slide-265">
        <draw:frame draw:id="id77" presentation:style-name="a806" draw:name="Title 1" svg:x="0.2in" svg:y="0.2in" svg:width="13.24825in" svg:height="1.44965in" presentation:class="title" presentation:placeholder="false">
          <draw:text-box>
            <text:p text:style-name="a805" text:class-names="" text:cond-style-name=""><text:span text:style-name="a804" text:class-names="">Outline</text:span></text:p>
          </draw:text-box>
          <svg:title/>
          <svg:desc/>
        </draw:frame>
        <draw:frame draw:id="id78" draw:style-name="a809" draw:name="TextBox 5" svg:x="0.43656in" svg:y="1.37464in" svg:width="4.29711in" svg:height="0.70684in">
          <draw:text-box>
            <text:p text:style-name="a808" text:class-names="" text:cond-style-name=""><text:span text:style-name="a807" text:class-names="">Classic networks:</text:span></text:p>
          </draw:text-box>
          <svg:title/>
          <svg:desc/>
        </draw:frame>
        <draw:frame draw:id="id80" draw:style-name="a814" draw:name="TextBox 17" svg:x="1.1704in" svg:y="2.35345in" svg:width="2.18467in" svg:height="0.5722in">
          <draw:text-box>
            <text:list text:style-name="a813">
              <text:list-item>
                <text:p text:style-name="a812" text:class-names="" text:cond-style-name="" text:id="id79"><text:span text:style-name="a810" text:class-names="">LeNet-5</text:span><text:span text:style-name="a811" text:class-names=""/></text:p>
              </text:list-item>
            </text:list>
          </draw:text-box>
          <svg:title/>
          <svg:desc/>
        </draw:frame>
        <draw:frame draw:id="id82" draw:style-name="a818" draw:name="TextBox 19" svg:x="0.43656in" svg:y="4.6802in" svg:width="1.53428in" svg:height="0.5722in">
          <draw:text-box>
            <text:p text:style-name="a817" text:class-names="" text:cond-style-name="" text:id="id81"><text:span text:style-name="a815" text:class-names="">ResNet</text:span><text:span text:style-name="a816" text:class-names=""/></text:p>
          </draw:text-box>
          <svg:title/>
          <svg:desc/>
        </draw:frame>
        <draw:frame draw:id="id84" draw:style-name="a821" draw:name="TextBox 20" svg:x="0.43656in" svg:y="5.65726in" svg:width="1.91119in" svg:height="0.5722in">
          <draw:text-box>
            <text:p text:style-name="a820" text:class-names="" text:cond-style-name="" text:id="id83"><text:span text:style-name="a819" text:class-names="">Inception</text:span></text:p>
          </draw:text-box>
          <svg:title/>
          <svg:desc/>
        </draw:frame>
        <draw:frame draw:id="id86" draw:style-name="a826" draw:name="TextBox 21" svg:x="1.1704in" svg:y="3.0283in" svg:width="2.19168in" svg:height="0.5722in">
          <draw:text-box>
            <text:list text:style-name="a825">
              <text:list-item>
                <text:p text:style-name="a824" text:class-names="" text:cond-style-name="" text:id="id85"><text:span text:style-name="a822" text:class-names="">AlexNet</text:span><text:span text:style-name="a823" text:class-names=""/></text:p>
              </text:list-item>
            </text:list>
          </draw:text-box>
          <svg:title/>
          <svg:desc/>
        </draw:frame>
        <draw:frame draw:id="id88" draw:style-name="a830" draw:name="TextBox 22" svg:x="1.1704in" svg:y="3.70315in" svg:width="1.6009in" svg:height="0.5722in">
          <draw:text-box>
            <text:list text:style-name="a829">
              <text:list-item>
                <text:p text:style-name="a828" text:class-names="" text:cond-style-name="" text:id="id87"><text:span text:style-name="a827" text:class-names="">VGG</text:span></text:p>
              </text:list-item>
            </text:list>
          </draw:text-box>
          <svg:title/>
          <svg:desc/>
        </draw:frame>
        <draw:frame draw:id="id89" draw:style-name="a831" draw:name="Ink 2" svg:x="2.56929in" svg:y="2.47205in" svg:width="1.39646in" svg:height="2.66024in" style:rel-width="scale" style:rel-height="scale">
          <draw:image xlink:href="media/image2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4" smil:attributeName="visibility" smil:to="visible" smil:begin="0.0s" smil:dur="0.001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08509in" svg:y="0.10457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47">
      <style:table-cell-properties/>
    </style:style>
    <style:style style:family="table-cell" style:name="a748">
      <style:table-cell-properties fo:background-color="#cfd5ea"/>
    </style:style>
    <style:style style:family="table-cell" style:name="a749">
      <style:table-cell-properties/>
    </style:style>
    <style:style style:family="table-cell" style:name="a76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1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762">
      <style:table-cell-properties/>
      <style:text-properties fo:font-weight="bold" style:font-weight-asian="bold" style:font-weight-complex="bold"/>
    </style:style>
    <style:style style:family="table-cell" style:name="a763">
      <style:table-cell-properties/>
      <style:text-properties fo:font-weight="bold" style:font-weight-asian="bold" style:font-weight-complex="bold"/>
    </style:style>
    <style:style style:family="table-cell" style:name="a764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65">
      <style:table-cell-properties fo:background-color="#000000"/>
    </style:style>
    <style:style style:family="table-cell" style:name="a766">
      <style:table-cell-properties fo:background-color="#000000"/>
    </style:style>
    <style:style style:family="table-cell" style:name="a767">
      <style:table-cell-properties fo:background-color="transparent" fo:border-bottom="0.02778in solid #000000"/>
      <style:text-properties fo:font-weight="bold" style:font-weight-asian="bold" style:font-weight-complex="bold"/>
    </style:style>
    <style:style style:family="table-cell" style:name="a768">
      <style:table-cell-properties fo:background-color="transparent" fo:border-top="0.05556in double #000000"/>
      <style:text-properties fo:font-weight="bold" style:font-weight-asian="bold" style:font-weight-complex="bold"/>
    </style:style>
    <style:style style:family="table-cell" style:name="a769">
      <style:table-cell-properties/>
      <style:text-properties fo:font-weight="bold" style:font-weight-asian="bold" style:font-weight-complex="bold"/>
    </style:style>
    <style:style style:family="table-cell" style:name="a780">
      <style:table-cell-properties fo:background-color="#000000"/>
    </style:style>
    <style:style style:family="table-cell" style:name="a781">
      <style:table-cell-properties/>
    </style:style>
    <style:style style:family="table-cell" style:name="a782">
      <style:table-cell-properties fo:background-color="#000000"/>
    </style:style>
    <style:style style:family="table-cell" style:name="a783">
      <style:table-cell-properties fo:background-color="transparent" fo:border-bottom="0.01389in solid #000000"/>
      <style:text-properties fo:font-weight="bold" style:font-weight-asian="bold" style:font-weight-complex="bold"/>
    </style:style>
    <style:style style:family="table-cell" style:name="a784">
      <style:table-cell-properties fo:background-color="transparent" fo:border-top="0.01389in solid #000000"/>
      <style:text-properties fo:font-weight="bold" style:font-weight-asian="bold" style:font-weight-complex="bold"/>
    </style:style>
    <style:style style:family="table-cell" style:name="a785">
      <style:table-cell-properties/>
      <style:text-properties fo:font-weight="bold" style:font-weight-asian="bold" style:font-weight-complex="bold"/>
    </style:style>
    <style:style style:family="table-cell" style:name="a786">
      <style:table-cell-properties/>
      <style:text-properties fo:font-weight="bold" style:font-weight-asian="bold" style:font-weight-complex="bold"/>
    </style:style>
    <style:style style:family="table-cell" style:name="a750">
      <style:table-cell-properties fo:background-color="#cfd5ea"/>
    </style:style>
    <style:style style:family="table-cell" style:name="a75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5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756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7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8">
      <style:table-cell-properties fo:background-color="#e7e7e7"/>
    </style:style>
    <style:style style:family="table-cell" style:name="a759">
      <style:table-cell-properties fo:background-color="#e7e7e7"/>
    </style:style>
    <style:style style:family="table-cell" style:name="a770">
      <style:table-cell-properties/>
      <style:text-properties fo:font-weight="bold" style:font-weight-asian="bold" style:font-weight-complex="bold"/>
    </style:style>
    <style:style style:family="table-cell" style:name="a771">
      <style:table-cell-properties fo:background-color="transparent"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772">
      <style:table-cell-properties fo:border-left="0.00347in solid #000000" fo:border-right="0.00347in solid #000000"/>
    </style:style>
    <style:style style:family="table-cell" style:name="a773">
      <style:table-cell-properties fo:border-left="0.00347in solid #000000" fo:border-right="0.00347in solid #000000"/>
    </style:style>
    <style:style style:family="table-cell" style:name="a774">
      <style:table-cell-properties fo:border-top="0.00347in solid #000000" fo:border-bottom="0.00347in solid #000000"/>
    </style:style>
    <style:style style:family="table-cell" style:name="a77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6">
      <style:table-cell-properties fo:border-top="0.05556in double #000000"/>
      <style:text-properties fo:font-weight="bold" style:font-weight-asian="bold" style:font-weight-complex="bold"/>
    </style:style>
    <style:style style:family="table-cell" style:name="a777">
      <style:table-cell-properties/>
      <style:text-properties fo:font-weight="bold" style:font-weight-asian="bold" style:font-weight-complex="bold"/>
    </style:style>
    <style:style style:family="table-cell" style:name="a778">
      <style:table-cell-properties/>
      <style:text-properties fo:font-weight="bold" style:font-weight-asian="bold" style:font-weight-complex="bold"/>
    </style:style>
    <style:style style:family="table-cell" style:name="a779">
      <style:table-cell-properties fo:background-color="transparent"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74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51" table:paragraph-style-name=""/>
      <table:last-row table:style-name="a752" table:paragraph-style-name=""/>
      <table:first-column table:style-name="a753" table:paragraph-style-name=""/>
      <table:last-column table:style-name="a754" table:paragraph-style-name=""/>
      <table:body table:style-name="a746" table:paragraph-style-name=""/>
      <table:even-rows table:style-name="a749" table:paragraph-style-name=""/>
      <table:odd-rows table:style-name="a750" table:paragraph-style-name=""/>
      <table:even-columns table:style-name="a747" table:paragraph-style-name=""/>
      <table:odd-columns table:style-name="a748" table:paragraph-style-name=""/>
    </table:table-template>
    <table:table-template table:name="{7E9639D4-E3E2-4D34-9284-5A2195B3D0D7}">
      <table:first-row table:style-name="a775" table:paragraph-style-name=""/>
      <table:last-row table:style-name="a776" table:paragraph-style-name=""/>
      <table:first-column table:style-name="a777" table:paragraph-style-name=""/>
      <table:last-column table:style-name="a778" table:paragraph-style-name=""/>
      <table:body table:style-name="a771" table:paragraph-style-name=""/>
      <table:odd-rows table:style-name="a774" table:paragraph-style-name=""/>
      <table:even-columns table:style-name="a772" table:paragraph-style-name=""/>
      <table:odd-columns table:style-name="a773" table:paragraph-style-name=""/>
    </table:table-template>
    <table:table-template table:name="{616DA210-FB5B-4158-B5E0-FEB733F419BA}">
      <table:first-row table:style-name="a767" table:paragraph-style-name=""/>
      <table:last-row table:style-name="a768" table:paragraph-style-name=""/>
      <table:first-column table:style-name="a769" table:paragraph-style-name=""/>
      <table:last-column table:style-name="a770" table:paragraph-style-name=""/>
      <table:body table:style-name="a764" table:paragraph-style-name=""/>
      <table:odd-rows table:style-name="a766" table:paragraph-style-name=""/>
      <table:odd-columns table:style-name="a765" table:paragraph-style-name=""/>
    </table:table-template>
    <table:table-template table:name="{2D5ABB26-0587-4C30-8999-92F81FD0307C}">
      <table:body table:style-name="a755" table:paragraph-style-name=""/>
    </table:table-template>
    <table:table-template table:name="{5940675A-B579-460E-94D1-54222C63F5DA}">
      <table:body table:style-name="a756" table:paragraph-style-name=""/>
    </table:table-template>
    <table:table-template table:name="{793D81CF-94F2-401A-BA57-92F5A7B2D0C5}">
      <table:first-row table:style-name="a760" table:paragraph-style-name=""/>
      <table:last-row table:style-name="a761" table:paragraph-style-name=""/>
      <table:first-column table:style-name="a762" table:paragraph-style-name=""/>
      <table:last-column table:style-name="a763" table:paragraph-style-name=""/>
      <table:body table:style-name="a757" table:paragraph-style-name=""/>
      <table:odd-rows table:style-name="a759" table:paragraph-style-name=""/>
      <table:odd-columns table:style-name="a758" table:paragraph-style-name=""/>
    </table:table-template>
    <table:table-template table:name="{9D7B26C5-4107-4FEC-AEDC-1716B250A1EF}">
      <table:first-row table:style-name="a783" table:paragraph-style-name=""/>
      <table:last-row table:style-name="a784" table:paragraph-style-name=""/>
      <table:first-column table:style-name="a785" table:paragraph-style-name=""/>
      <table:last-column table:style-name="a786" table:paragraph-style-name=""/>
      <table:body table:style-name="a779" table:paragraph-style-name=""/>
      <table:even-rows table:style-name="a781" table:paragraph-style-name=""/>
      <table:odd-rows table:style-name="a782" table:paragraph-style-name=""/>
      <table:odd-columns table:style-name="a78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0/15/2017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10/15/2017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0/15/2017</text:date>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Date Placehold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10/15/2017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Click to 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8" draw:name="Title 1" svg:x="0.08509in" svg:y="0.10457in" svg:width="11.5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Date Placeholder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10/15/2017</text:date></text:span><text:span text:style-name="a137" text:class-names=""/></text:p>
        </draw:text-box>
        <svg:title/>
        <svg:desc/>
      </draw:frame>
      <draw:frame draw:id="id19" presentation:style-name="a142" draw:name="Footer Placeholder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lide Number Placeholder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draw:frame draw:id="id21" draw:style-name="a149" draw:name="TextBox 6" svg:x="11.86518in" svg:y="7.06243in" svg:width="1.46816in" svg:height="0.43757in">
        <draw:text-box>
          <text:p text:style-name="a148" text:class-names="" text:cond-style-name=""><text:span text:style-name="a147" text:class-names="">Andrew Ng</text:span></text:p>
        </draw:text-box>
        <svg:title/>
        <svg:desc/>
      </draw:frame>
      <presentation:notes style:page-layout-name="pageLayout2" draw:style-name="a181">
        <draw:frame draw:id="id5" presentation:style-name="a152" draw:name="Header Placeholder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6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3" text:class-names=""><text:date text:fixed="false" style:data-style-name="a154">10/15/2017</text:date></text:span><text:span text:style-name="a1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8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#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2" presentation:style-name="a185" draw:name="Title 1" svg:x="0.90972in" svg:y="1.86979in" svg:width="11.5in" svg:height="3.11979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23" presentation:style-name="a189" draw:name="Text Placeholder 2" svg:x="0.90972in" svg:y="5.0191in" svg:width="11.5in" svg:height="1.64062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24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0" text:class-names=""><text:date text:fixed="false" style:data-style-name="a191">10/15/2017</text:date></text:span><text:span text:style-name="a192" text:class-names=""/></text:p>
        </draw:text-box>
        <svg:title/>
        <svg:desc/>
      </draw:frame>
      <draw:frame draw:id="id25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6" presentation:style-name="a201" draw:name="Slide Number Placeholder 5" svg:x="9.41667in" svg:y="6.95139in" svg:width="3in" svg:height="0.39931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>‹#›</text:page-number></text:span><text:span text:style-name="a199" text:class-names=""/></text:p>
        </draw:text-box>
        <svg:title/>
        <svg:desc/>
      </draw:frame>
      <presentation:notes style:page-layout-name="pageLayout2" draw:style-name="a233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9" draw:name="Date Placeholder 2" svg:x="4.24826in" svg:y="0in" svg:width="3.25in" svg:height="0.50174in" presentation:class="date-time" presentation:placeholder="false">
          <draw:text-box>
            <text:p text:style-name="a208" text:class-names="" text:cond-style-name=""><text:span text:style-name="a205" text:class-names=""><text:date text:fixed="false" style:data-style-name="a206">10/15/2017</text:date></text:span><text:span text:style-name="a2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0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2" text:class-names="" text:cond-style-name=""><text:span text:style-name="a211" text:class-names="">Click to edit Master text styles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Second level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>‹#›</text:page-number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7" presentation:style-name="a237" draw:name="Title 1" svg:x="0.91667in" svg:y="0.39931in" svg:width="11.5in" svg:height="1.44965in" presentation:class="title" presentation:placeholder="false">
        <draw:text-box>
          <text:p text:style-name="a236" text:class-names="" text:cond-style-name=""><text:span text:style-name="a235" text:class-names="">Click to edit Master title style</text:span></text:p>
        </draw:text-box>
        <svg:title/>
        <svg:desc/>
      </draw:frame>
      <draw:frame draw:id="id28" presentation:style-name="a253" draw:name="Content Placeholder 2" svg:x="0.91667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9" draw:name="Content Placeholder 3" svg:x="6.75in" svg:y="1.99653in" svg:width="5.66667in" svg:height="4.75868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74" draw:name="Date Placeholder 4" svg:x="0.91667in" svg:y="6.95139in" svg:width="3in" svg:height="0.39931in" presentation:class="date-time" presentation:placeholder="false">
        <draw:text-box>
          <text:p text:style-name="a273" text:class-names="" text:cond-style-name=""><text:span text:style-name="a270" text:class-names=""><text:date text:fixed="false" style:data-style-name="a271">10/15/2017</text:date></text:span><text:span text:style-name="a272" text:class-names=""/></text:p>
        </draw:text-box>
        <svg:title/>
        <svg:desc/>
      </draw:frame>
      <draw:frame draw:id="id31" presentation:style-name="a277" draw:name="Footer Placeholder 5" svg:x="4.41667in" svg:y="6.95139in" svg:width="4.5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2" presentation:style-name="a281" draw:name="Slide Number Placeholder 6" svg:x="9.41667in" svg:y="6.95139in" svg:width="3in" svg:height="0.39931in" presentation:class="page-number" presentation:placeholder="false">
        <draw:text-box>
          <text:p text:style-name="a280" text:class-names="" text:cond-style-name=""><text:span text:style-name="a278" text:class-names=""><text:page-number style:num-format="1" text:fixed="false">‹#›</text:page-number></text:span><text:span text:style-name="a279" text:class-names=""/></text:p>
        </draw:text-box>
        <svg:title/>
        <svg:desc/>
      </draw:frame>
      <presentation:notes style:page-layout-name="pageLayout2" draw:style-name="a313">
        <draw:frame draw:id="id5" presentation:style-name="a284" draw:name="Header Placeholder 1" svg:x="0in" svg:y="0in" svg:width="3.25in" svg:height="0.50174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6" presentation:style-name="a289" draw:name="Date Placeholder 2" svg:x="4.24826in" svg:y="0in" svg:width="3.25in" svg:height="0.50174in" presentation:class="date-time" presentation:placeholder="false">
          <draw:text-box>
            <text:p text:style-name="a288" text:class-names="" text:cond-style-name=""><text:span text:style-name="a285" text:class-names=""><text:date text:fixed="false" style:data-style-name="a286">10/15/2017</text:date></text:span><text:span text:style-name="a2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0" draw:name="Slide Image Placeholder 3">
          <svg:title/>
          <svg:desc/>
        </draw:page-thumbnail>
        <draw:frame draw:id="id8" presentation:style-name="a305" draw:name="Notes Placeholder 4" svg:x="0.75in" svg:y="4.8125in" svg:width="6in" svg:height="3.9375in" presentation:class="notes" presentation:placeholder="false">
          <draw:text-box>
            <text:p text:style-name="a292" text:class-names="" text:cond-style-name=""><text:span text:style-name="a291" text:class-names="">Click to edit Master text styles</text:span></text:p>
            <text:list text:style-name="a295">
              <text:list-item>
                <text:list text:style-name="a295">
                  <text:list-item>
                    <text:p text:style-name="a294" text:class-names="" text:cond-style-name=""><text:span text:style-name="a293" text:class-names="">Second level</text:span></text:p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p text:style-name="a297" text:class-names="" text:cond-style-name=""><text:span text:style-name="a2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p text:style-name="a300" text:class-names="" text:cond-style-name=""><text:span text:style-name="a2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list text:style-name="a304">
                              <text:list-item>
                                <text:p text:style-name="a303" text:class-names="" text:cond-style-name=""><text:span text:style-name="a3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8" draw:name="Footer Placeholder 5" svg:x="0in" svg:y="9.49826in" svg:width="3.25in" svg:height="0.50174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2" draw:name="Slide Number Placeholder 6" svg:x="4.24826in" svg:y="9.49826in" svg:width="3.25in" svg:height="0.50174in" presentation:class="page-number" presentation:placeholder="false">
          <draw:text-box>
  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4">
      <draw:frame draw:id="id33" presentation:style-name="a317" draw:name="Title 1" svg:x="0.9184in" svg:y="0.39931in" svg:width="11.5in" svg:height="1.44965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34" presentation:style-name="a321" draw:name="Text Placeholder 2" svg:x="0.9184in" svg:y="1.83854in" svg:width="5.64062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35" presentation:style-name="a337" draw:name="Content Placeholder 3" svg:x="0.9184in" svg:y="2.73958in" svg:width="5.64062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41" draw:name="Text Placeholder 4" svg:x="6.75in" svg:y="1.83854in" svg:width="5.6684in" svg:height="0.90104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37" presentation:style-name="a357" draw:name="Content Placeholder 5" svg:x="6.75in" svg:y="2.73958in" svg:width="5.6684in" svg:height="4.02951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62" draw:name="Date Placeholder 6" svg:x="0.91667in" svg:y="6.95139in" svg:width="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10/15/2017</text:date></text:span><text:span text:style-name="a360" text:class-names=""/></text:p>
        </draw:text-box>
        <svg:title/>
        <svg:desc/>
      </draw:frame>
      <draw:frame draw:id="id39" presentation:style-name="a365" draw:name="Footer Placeholder 7" svg:x="4.41667in" svg:y="6.95139in" svg:width="4.5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40" presentation:style-name="a369" draw:name="Slide Number Placeholder 8" svg:x="9.41667in" svg:y="6.95139in" svg:width="3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  <presentation:notes style:page-layout-name="pageLayout2" draw:style-name="a401">
        <draw:frame draw:id="id5" presentation:style-name="a372" draw:name="Header Placeholder 1" svg:x="0in" svg:y="0in" svg:width="3.25in" svg:height="0.50174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6" presentation:style-name="a377" draw:name="Date Placeholder 2" svg:x="4.24826in" svg:y="0in" svg:width="3.25in" svg:height="0.50174in" presentation:class="date-time" presentation:placeholder="false">
          <draw:text-box>
            <text:p text:style-name="a376" text:class-names="" text:cond-style-name=""><text:span text:style-name="a373" text:class-names=""><text:date text:fixed="false" style:data-style-name="a374">10/15/2017</text:date></text:span><text:span text:style-name="a3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8" draw:name="Slide Image Placeholder 3">
          <svg:title/>
          <svg:desc/>
        </draw:page-thumbnail>
        <draw:frame draw:id="id8" presentation:style-name="a393" draw:name="Notes Placeholder 4" svg:x="0.75in" svg:y="4.8125in" svg:width="6in" svg:height="3.9375in" presentation:class="notes" presentation:placeholder="false">
          <draw:text-box>
            <text:p text:style-name="a380" text:class-names="" text:cond-style-name=""><text:span text:style-name="a379" text:class-names="">Click to edit Master text styles</text:span></text:p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Second level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p text:style-name="a385" text:class-names="" text:cond-style-name=""><text:span text:style-name="a3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p text:style-name="a388" text:class-names="" text:cond-style-name=""><text:span text:style-name="a3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list text:style-name="a392">
                              <text:list-item>
                                <text:p text:style-name="a391" text:class-names="" text:cond-style-name=""><text:span text:style-name="a3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6" draw:name="Footer Placeholder 5" svg:x="0in" svg:y="9.49826in" svg:width="3.25in" svg:height="0.50174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400" draw:name="Slide Number Placeholder 6" svg:x="4.24826in" svg:y="9.49826in" svg:width="3.25in" svg:height="0.50174in" presentation:class="page-number" presentation:placeholder="false">
          <draw:text-box>
            <text:p text:style-name="a399" text:class-names="" text:cond-style-name=""><text:span text:style-name="a397" text:class-names=""><text:page-number style:num-format="1" text:fixed="false">‹#›</text:page-number></text:span><text:span text:style-name="a39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2">
      <draw:frame draw:id="id41" presentation:style-name="a405" draw:name="Title 1" svg:x="0.91667in" svg:y="0.39931in" svg:width="11.5in" svg:height="1.44965in" presentation:class="title" presentation:placeholder="false">
        <draw:text-box>
          <text:p text:style-name="a404" text:class-names="" text:cond-style-name=""><text:span text:style-name="a403" text:class-names="">Click to edit Master title style</text:span></text:p>
        </draw:text-box>
        <svg:title/>
        <svg:desc/>
      </draw:frame>
      <draw:frame draw:id="id42" presentation:style-name="a410" draw:name="Date Placeholder 2" svg:x="0.91667in" svg:y="6.95139in" svg:width="3in" svg:height="0.39931in" presentation:class="date-time" presentation:placeholder="false">
        <draw:text-box>
          <text:p text:style-name="a409" text:class-names="" text:cond-style-name=""><text:span text:style-name="a406" text:class-names=""><text:date text:fixed="false" style:data-style-name="a407">10/15/2017</text:date></text:span><text:span text:style-name="a408" text:class-names=""/></text:p>
        </draw:text-box>
        <svg:title/>
        <svg:desc/>
      </draw:frame>
      <draw:frame draw:id="id43" presentation:style-name="a413" draw:name="Footer Placeholder 3" svg:x="4.41667in" svg:y="6.95139in" svg:width="4.5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44" presentation:style-name="a417" draw:name="Slide Number Placeholder 4" svg:x="9.41667in" svg:y="6.95139in" svg:width="3in" svg:height="0.39931in" presentation:class="page-number" presentation:placeholder="false">
        <draw:text-box>
          <text:p text:style-name="a416" text:class-names="" text:cond-style-name=""><text:span text:style-name="a414" text:class-names=""><text:page-number style:num-format="1" text:fixed="false">‹#›</text:page-number></text:span><text:span text:style-name="a415" text:class-names=""/></text:p>
        </draw:text-box>
        <svg:title/>
        <svg:desc/>
      </draw:frame>
      <presentation:notes style:page-layout-name="pageLayout2" draw:style-name="a449">
        <draw:frame draw:id="id5" presentation:style-name="a420" draw:name="Header Placeholder 1" svg:x="0in" svg:y="0in" svg:width="3.25in" svg:height="0.50174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6" presentation:style-name="a425" draw:name="Date Placeholder 2" svg:x="4.24826in" svg:y="0in" svg:width="3.25in" svg:height="0.50174in" presentation:class="date-time" presentation:placeholder="false">
          <draw:text-box>
            <text:p text:style-name="a424" text:class-names="" text:cond-style-name=""><text:span text:style-name="a421" text:class-names=""><text:date text:fixed="false" style:data-style-name="a422">10/15/2017</text:date></text:span><text:span text:style-name="a4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6" draw:name="Slide Image Placeholder 3">
          <svg:title/>
          <svg:desc/>
        </draw:page-thumbnail>
        <draw:frame draw:id="id8" presentation:style-name="a441" draw:name="Notes Placeholder 4" svg:x="0.75in" svg:y="4.8125in" svg:width="6in" svg:height="3.9375in" presentation:class="notes" presentation:placeholder="false">
          <draw:text-box>
            <text:p text:style-name="a428" text:class-names="" text:cond-style-name=""><text:span text:style-name="a427" text:class-names="">Click to edit Master text styles</text:span></text:p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Second level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p text:style-name="a433" text:class-names="" text:cond-style-name=""><text:span text:style-name="a4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p text:style-name="a436" text:class-names="" text:cond-style-name=""><text:span text:style-name="a4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list text:style-name="a440">
                              <text:list-item>
                                <text:p text:style-name="a439" text:class-names="" text:cond-style-name=""><text:span text:style-name="a4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4" draw:name="Footer Placeholder 5" svg:x="0in" svg:y="9.49826in" svg:width="3.25in" svg:height="0.50174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8" draw:name="Slide Number Placeholder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0">
      <draw:frame draw:id="id45" presentation:style-name="a455" draw:name="Date Placeholder 1" svg:x="0.91667in" svg:y="6.95139in" svg:width="3in" svg:height="0.39931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10/15/2017</text:date></text:span><text:span text:style-name="a453" text:class-names=""/></text:p>
        </draw:text-box>
        <svg:title/>
        <svg:desc/>
      </draw:frame>
      <draw:frame draw:id="id46" presentation:style-name="a458" draw:name="Footer Placeholder 2" svg:x="4.41667in" svg:y="6.95139in" svg:width="4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47" presentation:style-name="a462" draw:name="Slide Number Placeholder 3" svg:x="9.41667in" svg:y="6.95139in" svg:width="3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</draw:text-box>
        <svg:title/>
        <svg:desc/>
      </draw:frame>
      <presentation:notes style:page-layout-name="pageLayout2" draw:style-name="a494">
        <draw:frame draw:id="id5" presentation:style-name="a465" draw:name="Header Placeholder 1" svg:x="0in" svg:y="0in" svg:width="3.25in" svg:height="0.50174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6" presentation:style-name="a470" draw:name="Date Placeholder 2" svg:x="4.24826in" svg:y="0in" svg:width="3.25in" svg:height="0.50174in" presentation:class="date-time" presentation:placeholder="false">
          <draw:text-box>
            <text:p text:style-name="a469" text:class-names="" text:cond-style-name=""><text:span text:style-name="a466" text:class-names=""><text:date text:fixed="false" style:data-style-name="a467">10/15/2017</text:date></text:span><text:span text:style-name="a46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1" draw:name="Slide Image Placeholder 3">
          <svg:title/>
          <svg:desc/>
        </draw:page-thumbnail>
        <draw:frame draw:id="id8" presentation:style-name="a486" draw:name="Notes Placeholder 4" svg:x="0.75in" svg:y="4.8125in" svg:width="6in" svg:height="3.9375in" presentation:class="notes" presentation:placeholder="false">
          <draw:text-box>
            <text:p text:style-name="a473" text:class-names="" text:cond-style-name=""><text:span text:style-name="a472" text:class-names="">Click to edit Master text styles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Second level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p text:style-name="a481" text:class-names="" text:cond-style-name=""><text:span text:style-name="a4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list text:style-name="a485">
                              <text:list-item>
                                <text:p text:style-name="a484" text:class-names="" text:cond-style-name=""><text:span text:style-name="a4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9" draw:name="Footer Placeholder 5" svg:x="0in" svg:y="9.49826in" svg:width="3.25in" svg:height="0.50174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0" presentation:style-name="a493" draw:name="Slide Number Placeholder 6" svg:x="4.24826in" svg:y="9.49826in" svg:width="3.25in" svg:height="0.50174in" presentation:class="page-number" presentation:placeholder="false">
          <draw:text-box>
            <text:p text:style-name="a492" text:class-names="" text:cond-style-name=""><text:span text:style-name="a490" text:class-names=""><text:page-number style:num-format="1" text:fixed="false">‹#›</text:page-number></text:span><text:span text:style-name="a49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5">
      <draw:frame draw:id="id48" presentation:style-name="a498" draw:name="Title 1" svg:x="0.9184in" svg:y="0.5in" svg:width="4.30035in" svg:height="1.75in" presentation:class="title" presentation:placeholder="false">
        <draw:text-box>
          <text:p text:style-name="a497" text:class-names="" text:cond-style-name=""><text:span text:style-name="a496" text:class-names="">Click to edit Master title style</text:span></text:p>
        </draw:text-box>
        <svg:title/>
        <svg:desc/>
      </draw:frame>
      <draw:frame draw:id="id49" presentation:style-name="a514" draw:name="Content Placeholder 2" svg:x="5.6684in" svg:y="1.07986in" svg:width="6.75in" svg:height="5.32986in" presentation:class="object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edit Master text styles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18" draw:name="Text Placeholder 3" svg:x="0.9184in" svg:y="2.25in" svg:width="4.30035in" svg:height="4.1684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</draw:text-box>
        <svg:title/>
        <svg:desc/>
      </draw:frame>
      <draw:frame draw:id="id51" presentation:style-name="a523" draw:name="Date Placeholder 4" svg:x="0.91667in" svg:y="6.95139in" svg:width="3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10/15/2017</text:date></text:span><text:span text:style-name="a521" text:class-names=""/></text:p>
        </draw:text-box>
        <svg:title/>
        <svg:desc/>
      </draw:frame>
      <draw:frame draw:id="id52" presentation:style-name="a526" draw:name="Footer Placeholder 5" svg:x="4.41667in" svg:y="6.95139in" svg:width="4.5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53" presentation:style-name="a530" draw:name="Slide Number Placeholder 6" svg:x="9.41667in" svg:y="6.95139in" svg:width="3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</draw:text-box>
        <svg:title/>
        <svg:desc/>
      </draw:frame>
      <presentation:notes style:page-layout-name="pageLayout2" draw:style-name="a562">
        <draw:frame draw:id="id5" presentation:style-name="a533" draw:name="Header Placeholder 1" svg:x="0in" svg:y="0in" svg:width="3.25in" svg:height="0.50174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6" presentation:style-name="a538" draw:name="Date Placeholder 2" svg:x="4.24826in" svg:y="0in" svg:width="3.25in" svg:height="0.50174in" presentation:class="date-time" presentation:placeholder="false">
          <draw:text-box>
            <text:p text:style-name="a537" text:class-names="" text:cond-style-name=""><text:span text:style-name="a534" text:class-names=""><text:date text:fixed="false" style:data-style-name="a535">10/15/2017</text:date></text:span><text:span text:style-name="a5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9" draw:name="Slide Image Placeholder 3">
          <svg:title/>
          <svg:desc/>
        </draw:page-thumbnail>
        <draw:frame draw:id="id8" presentation:style-name="a554" draw:name="Notes Placeholder 4" svg:x="0.75in" svg:y="4.8125in" svg:width="6in" svg:height="3.9375in" presentation:class="notes" presentation:placeholder="false">
          <draw:text-box>
            <text:p text:style-name="a541" text:class-names="" text:cond-style-name=""><text:span text:style-name="a540" text:class-names="">Click to edit Master text styles</text:span></text:p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Second level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p text:style-name="a549" text:class-names="" text:cond-style-name=""><text:span text:style-name="a5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list text:style-name="a553">
                              <text:list-item>
                                <text:p text:style-name="a552" text:class-names="" text:cond-style-name=""><text:span text:style-name="a5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7" draw:name="Footer Placeholder 5" svg:x="0in" svg:y="9.49826in" svg:width="3.25in" svg:height="0.50174in" presentation:class="foot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0" presentation:style-name="a561" draw:name="Slide Number Placeholder 6" svg:x="4.24826in" svg:y="9.49826in" svg:width="3.25in" svg:height="0.501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3">
      <draw:frame draw:id="id54" presentation:style-name="a566" draw:name="Title 1" svg:x="0.9184in" svg:y="0.5in" svg:width="4.30035in" svg:height="1.75in" presentation:class="title" presentation:placeholder="false">
        <draw:text-box>
          <text:p text:style-name="a565" text:class-names="" text:cond-style-name=""><text:span text:style-name="a564" text:class-names="">Click to edit Master title style</text:span></text:p>
        </draw:text-box>
        <svg:title/>
        <svg:desc/>
      </draw:frame>
      <draw:frame draw:id="id55" presentation:style-name="a569" draw:name="Picture Placeholder 2" svg:x="5.6684in" svg:y="1.07986in" svg:width="6.75in" svg:height="5.32986in" presentation:class="graphic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56" presentation:style-name="a573" draw:name="Text Placeholder 3" svg:x="0.9184in" svg:y="2.25in" svg:width="4.30035in" svg:height="4.1684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edit Master text styles</text:span></text:p>
            </text:list-item>
          </text:list>
        </draw:text-box>
        <svg:title/>
        <svg:desc/>
      </draw:frame>
      <draw:frame draw:id="id57" presentation:style-name="a578" draw:name="Date Placeholder 4" svg:x="0.91667in" svg:y="6.95139in" svg:width="3in" svg:height="0.39931in" presentation:class="date-time" presentation:placeholder="false">
        <draw:text-box>
          <text:p text:style-name="a577" text:class-names="" text:cond-style-name=""><text:span text:style-name="a574" text:class-names=""><text:date text:fixed="false" style:data-style-name="a575">10/15/2017</text:date></text:span><text:span text:style-name="a576" text:class-names=""/></text:p>
        </draw:text-box>
        <svg:title/>
        <svg:desc/>
      </draw:frame>
      <draw:frame draw:id="id58" presentation:style-name="a581" draw:name="Footer Placeholder 5" svg:x="4.41667in" svg:y="6.95139in" svg:width="4.5in" svg:height="0.39931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59" presentation:style-name="a585" draw:name="Slide Number Placeholder 6" svg:x="9.41667in" svg:y="6.95139in" svg:width="3in" svg:height="0.39931in" presentation:class="page-number" presentation:placeholder="false">
        <draw:text-box>
          <text:p text:style-name="a584" text:class-names="" text:cond-style-name=""><text:span text:style-name="a582" text:class-names=""><text:page-number style:num-format="1" text:fixed="false">‹#›</text:page-number></text:span><text:span text:style-name="a583" text:class-names=""/></text:p>
        </draw:text-box>
        <svg:title/>
        <svg:desc/>
      </draw:frame>
      <presentation:notes style:page-layout-name="pageLayout2" draw:style-name="a617">
        <draw:frame draw:id="id5" presentation:style-name="a588" draw:name="Header Placeholder 1" svg:x="0in" svg:y="0in" svg:width="3.25in" svg:height="0.50174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6" presentation:style-name="a593" draw:name="Date Placeholder 2" svg:x="4.24826in" svg:y="0in" svg:width="3.25in" svg:height="0.50174in" presentation:class="date-time" presentation:placeholder="false">
          <draw:text-box>
            <text:p text:style-name="a592" text:class-names="" text:cond-style-name=""><text:span text:style-name="a589" text:class-names=""><text:date text:fixed="false" style:data-style-name="a590">10/15/2017</text:date></text:span><text:span text:style-name="a5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4" draw:name="Slide Image Placeholder 3">
          <svg:title/>
          <svg:desc/>
        </draw:page-thumbnail>
        <draw:frame draw:id="id8" presentation:style-name="a609" draw:name="Notes Placeholder 4" svg:x="0.75in" svg:y="4.8125in" svg:width="6in" svg:height="3.9375in" presentation:class="notes" presentation:placeholder="false">
          <draw:text-box>
            <text:p text:style-name="a596" text:class-names="" text:cond-style-name=""><text:span text:style-name="a595" text:class-names="">Click to edit Master text styles</text:span></text:p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Second level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p text:style-name="a601" text:class-names="" text:cond-style-name=""><text:span text:style-name="a6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p text:style-name="a604" text:class-names="" text:cond-style-name=""><text:span text:style-name="a6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list text:style-name="a608">
                              <text:list-item>
                                <text:p text:style-name="a607" text:class-names="" text:cond-style-name=""><text:span text:style-name="a6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2" draw:name="Footer Placeholder 5" svg:x="0in" svg:y="9.49826in" svg:width="3.25in" svg:height="0.50174in" presentation:class="foot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0" presentation:style-name="a616" draw:name="Slide Number Placeholder 6" svg:x="4.24826in" svg:y="9.49826in" svg:width="3.25in" svg:height="0.50174in" presentation:class="page-number" presentation:placeholder="false">
          <draw:text-box>
            <text:p text:style-name="a615" text:class-names="" text:cond-style-name=""><text:span text:style-name="a613" text:class-names=""><text:page-number style:num-format="1" text:fixed="false">‹#›</text:page-number></text:span><text:span text:style-name="a614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8">
      <draw:frame draw:id="id60" presentation:style-name="a621" draw:name="Title 1" svg:x="0.91667in" svg:y="0.39931in" svg:width="11.5in" svg:height="1.44965in" presentation:class="title" presentation:placeholder="false">
        <draw:text-box>
          <text:p text:style-name="a620" text:class-names="" text:cond-style-name=""><text:span text:style-name="a619" text:class-names="">Click to edit Master title style</text:span></text:p>
        </draw:text-box>
        <svg:title/>
        <svg:desc/>
      </draw:frame>
      <draw:frame draw:id="id61" presentation:style-name="a637" draw:name="Vertical Text Placeholder 2" svg:x="0.91667in" svg:y="1.99653in" svg:width="11.5in" svg:height="4.75868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Click to edit Master text styles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Second level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list text:style-name="a636">
                            <text:list-item>
                              <text:p text:style-name="a635" text:class-names="" text:cond-style-name=""><text:span text:style-name="a6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42" draw:name="Date Placeholder 3" svg:x="0.91667in" svg:y="6.95139in" svg:width="3in" svg:height="0.39931in" presentation:class="date-time" presentation:placeholder="false">
        <draw:text-box>
          <text:p text:style-name="a641" text:class-names="" text:cond-style-name=""><text:span text:style-name="a638" text:class-names=""><text:date text:fixed="false" style:data-style-name="a639">10/15/2017</text:date></text:span><text:span text:style-name="a640" text:class-names=""/></text:p>
        </draw:text-box>
        <svg:title/>
        <svg:desc/>
      </draw:frame>
      <draw:frame draw:id="id63" presentation:style-name="a645" draw:name="Footer Placeholder 4" svg:x="4.41667in" svg:y="6.95139in" svg:width="4.5in" svg:height="0.39931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64" presentation:style-name="a649" draw:name="Slide Number Placeholder 5" svg:x="9.41667in" svg:y="6.95139in" svg:width="3in" svg:height="0.39931in" presentation:class="page-number" presentation:placeholder="false">
        <draw:text-box>
          <text:p text:style-name="a648" text:class-names="" text:cond-style-name=""><text:span text:style-name="a646" text:class-names=""><text:page-number style:num-format="1" text:fixed="false">‹#›</text:page-number></text:span><text:span text:style-name="a647" text:class-names=""/></text:p>
        </draw:text-box>
        <svg:title/>
        <svg:desc/>
      </draw:frame>
      <presentation:notes style:page-layout-name="pageLayout2" draw:style-name="a681">
        <draw:frame draw:id="id5" presentation:style-name="a652" draw:name="Header Placeholder 1" svg:x="0in" svg:y="0in" svg:width="3.25in" svg:height="0.50174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6" presentation:style-name="a657" draw:name="Date Placeholder 2" svg:x="4.24826in" svg:y="0in" svg:width="3.25in" svg:height="0.50174in" presentation:class="date-time" presentation:placeholder="false">
          <draw:text-box>
            <text:p text:style-name="a656" text:class-names="" text:cond-style-name=""><text:span text:style-name="a653" text:class-names=""><text:date text:fixed="false" style:data-style-name="a654">10/15/2017</text:date></text:span><text:span text:style-name="a6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8" draw:name="Slide Image Placeholder 3">
          <svg:title/>
          <svg:desc/>
        </draw:page-thumbnail>
        <draw:frame draw:id="id8" presentation:style-name="a673" draw:name="Notes Placeholder 4" svg:x="0.75in" svg:y="4.8125in" svg:width="6in" svg:height="3.9375in" presentation:class="notes" presentation:placeholder="false">
          <draw:text-box>
            <text:p text:style-name="a660" text:class-names="" text:cond-style-name=""><text:span text:style-name="a659" text:class-names="">Click to edit Master text styles</text:span></text:p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Second level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p text:style-name="a668" text:class-names="" text:cond-style-name=""><text:span text:style-name="a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list text:style-name="a672">
                              <text:list-item>
                                <text:p text:style-name="a671" text:class-names="" text:cond-style-name=""><text:span text:style-name="a6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6" draw:name="Footer Placeholder 5" svg:x="0in" svg:y="9.49826in" svg:width="3.25in" svg:height="0.50174in" presentation:class="foot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0" presentation:style-name="a680" draw:name="Slide Number Placeholder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7" text:class-names=""><text:page-number style:num-format="1" text:fixed="false">‹#›</text:page-number></text:span><text:span text:style-name="a67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2">
      <draw:frame draw:id="id65" presentation:style-name="a685" draw:name="Vertical Title 1" svg:x="9.54167in" svg:y="0.39931in" svg:width="2.875in" svg:height="6.3559in" presentation:class="title" presentation:placeholder="false">
        <draw:text-box>
          <text:p text:style-name="a684" text:class-names="" text:cond-style-name=""><text:span text:style-name="a683" text:class-names="">Click to edit Master title style</text:span></text:p>
        </draw:text-box>
        <svg:title/>
        <svg:desc/>
      </draw:frame>
      <draw:frame draw:id="id66" presentation:style-name="a701" draw:name="Vertical Text Placeholder 2" svg:x="0.91667in" svg:y="0.39931in" svg:width="8.45833in" svg:height="6.3559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cond level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hird level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06" draw:name="Date Placeholder 3" svg:x="0.91667in" svg:y="6.95139in" svg:width="3in" svg:height="0.39931in" presentation:class="date-time" presentation:placeholder="false">
        <draw:text-box>
          <text:p text:style-name="a705" text:class-names="" text:cond-style-name=""><text:span text:style-name="a702" text:class-names=""><text:date text:fixed="false" style:data-style-name="a703">10/15/2017</text:date></text:span><text:span text:style-name="a704" text:class-names=""/></text:p>
        </draw:text-box>
        <svg:title/>
        <svg:desc/>
      </draw:frame>
      <draw:frame draw:id="id68" presentation:style-name="a709" draw:name="Footer Placeholder 4" svg:x="4.41667in" svg:y="6.95139in" svg:width="4.5in" svg:height="0.39931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69" presentation:style-name="a713" draw:name="Slide Number Placeholder 5" svg:x="9.41667in" svg:y="6.95139in" svg:width="3in" svg:height="0.39931in" presentation:class="page-number" presentation:placeholder="false">
        <draw:text-box>
          <text:p text:style-name="a712" text:class-names="" text:cond-style-name=""><text:span text:style-name="a710" text:class-names=""><text:page-number style:num-format="1" text:fixed="false">‹#›</text:page-number></text:span><text:span text:style-name="a711" text:class-names=""/></text:p>
        </draw:text-box>
        <svg:title/>
        <svg:desc/>
      </draw:frame>
      <presentation:notes style:page-layout-name="pageLayout2" draw:style-name="a745">
        <draw:frame draw:id="id5" presentation:style-name="a716" draw:name="Header Placeholder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6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7" text:class-names=""><text:date text:fixed="false" style:data-style-name="a718">10/15/2017</text:date></text:span><text:span text:style-name="a7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2" draw:name="Slide Image Placeholder 3">
          <svg:title/>
          <svg:desc/>
        </draw:page-thumbnail>
        <draw:frame draw:id="id8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0" presentation:style-name="a744" draw:name="Slide Number Placeholder 6" svg:x="4.24826in" svg:y="9.49826in" svg:width="3.25in" svg:height="0.50174in" presentation:class="page-number" presentation:placeholder="false">
          <draw:text-box>
            <text:p text:style-name="a743" text:class-names="" text:cond-style-name=""><text:span text:style-name="a741" text:class-names=""><text:page-number style:num-format="1" text:fixed="false">‹#›</text:page-number></text:span><text:span text:style-name="a74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your  ML application</dc:title>
    <meta:initial-creator>Younes Bensouda Mourri</meta:initial-creator>
    <dc:creator>Shaun Van Der Westhuizen</dc:creator>
    <meta:creation-date>2017-07-10T20:19:53Z</meta:creation-date>
    <dc:date>2018-07-23T10:03:25Z</dc:date>
    <meta:editing-cycles>181</meta:editing-cycles>
    <meta:editing-duration>PT323568S</meta:editing-duration>
    <meta:document-statistic meta:paragraph-count="10" meta:word-count="20"/>
  </office:meta>
</office:document-meta>
</file>